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"/>
    </style:style>
    <style:style style:name="P3" style:family="paragraph" style:parent-style-name="Standard">
      <style:text-properties style:font-name="Courier" fo:font-size="8pt" style:font-size-asian="8pt" style:font-size-complex="8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 style:master-page-name="">
      <style:paragraph-properties fo:margin-left="1.275cm" fo:margin-right="0cm" fo:text-indent="-1.254cm" style:auto-text-indent="false" style:page-number="auto"/>
      <style:text-properties fo:font-weight="normal" style:font-weight-asian="normal" style:font-weight-complex="normal"/>
    </style:style>
    <style:style style:name="P7" style:family="paragraph" style:parent-style-name="Standard" style:master-page-name="">
      <style:paragraph-properties fo:margin-left="1.254cm" fo:margin-right="0cm" fo:text-indent="-1.235cm" style:auto-text-indent="false" style:page-number="auto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.254cm" fo:margin-right="0cm" fo:text-indent="-1.235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316cm" fo:margin-right="0cm" fo:text-indent="0cm" style:auto-text-indent="false">
        <style:tab-stops>
          <style:tab-stop style:position="0.926cm"/>
          <style:tab-stop style:position="1.81c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2"/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Standard" style:list-style-name="L3" style:master-page-name="">
      <style:paragraph-properties fo:margin-left="0.021cm" fo:margin-right="0cm" fo:text-indent="1.296cm" style:auto-text-indent="false" style:page-number="auto">
        <style:tab-stops>
          <style:tab-stop style:position="0.926cm"/>
          <style:tab-stop style:position="1.81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3">
      <style:paragraph-properties fo:margin-left="0.021cm" fo:margin-right="0cm" fo:text-indent="1.296cm" style:auto-text-indent="false">
        <style:tab-stops>
          <style:tab-stop style:position="0.926cm"/>
          <style:tab-stop style:position="1.81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3" style:master-page-name="">
      <style:paragraph-properties fo:margin-left="1.316cm" fo:margin-right="0cm" fo:text-indent="0cm" style:auto-text-indent="false" style:page-number="auto">
        <style:tab-stops>
          <style:tab-stop style:position="0.926cm"/>
          <style:tab-stop style:position="1.81cm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316cm" fo:margin-right="0cm" fo:text-indent="0cm" style:auto-text-indent="false">
        <style:tab-stops>
          <style:tab-stop style:position="0.926cm"/>
          <style:tab-stop style:position="1.81cm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Standard" style:list-style-name="L3">
      <style:paragraph-properties fo:margin-left="1.254cm" fo:margin-right="0cm" fo:text-indent="-1.235cm" style:auto-text-indent="false"/>
      <style:text-properties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brid Player Instructions</text:p>
      <text:p text:style-name="P1"/>
      <text:p text:style-name="P1">When editing the .xml the structure of the data should be kept the same, all tags should retain their attributes.</text:p>
      <text:p text:style-name="P1"/>
      <text:p text:style-name="Standard"/>
      <text:list xml:id="list4328171616103579371" text:style-name="L1">
        <text:list-item>
          <text:p text:style-name="P11">Exporting subtitles from Amara to create captions 'Captions.xml'</text:p>
        </text:list-item>
      </text:list>
      <text:list xml:id="list1875565825333437238" text:style-name="L2">
        <text:list-item>
          <text:list>
            <text:list-item>
              <text:p text:style-name="P12">Form Amara export the subtitles as .dxfp</text:p>
            </text:list-item>
            <text:list-item>
              <text:p text:style-name="P12">Copy all the &lt;p&gt; tags inside &lt;body region="bottom"&gt;&lt;div&gt;</text:p>
            </text:list-item>
            <text:list-item>
              <text:p text:style-name="P12">Paste these into 'data/Captions.xml' inside the &lt;div xml:id="captions"&gt;&lt;/div&gt; tag</text:p>
            </text:list-item>
            <text:list-item>
              <text:p text:style-name="P12">Make sure you delete the extra &lt;div&gt;&lt;/div&gt; s that are added by Amara (for some reason it is dividing the &lt;p&gt; s into sections</text:p>
            </text:list-item>
          </text:list>
        </text:list-item>
      </text:list>
      <text:p text:style-name="Standard"/>
      <text:list xml:id="list533329331" text:continue-list="list4328171616103579371" text:style-name="L1">
        <text:list-item>
          <text:p text:style-name="P11">Adding a new video to a new instance of the player</text:p>
          <text:p text:style-name="P10">line starting 480 in HybridVideo.js</text:p>
        </text:list-item>
      </text:list>
      <text:p text:style-name="Standard"/>
      <text:p text:style-name="P2"><text:tab/><text:span text:style-name="T1">player = new YT.Player('player', {</text:span></text:p>
      <text:p text:style-name="P3"><text:s text:c="4"/><text:tab/><text:tab/>height: '390',</text:p>
      <text:p text:style-name="P3"><text:s text:c="4"/><text:tab/><text:tab/>width: '640',</text:p>
      <text:p text:style-name="P3"><text:s text:c="4"/><text:tab/><text:tab/>videoId: 'z-WG3biOXto',</text:p>
      <text:p text:style-name="P3"><text:s text:c="4"/><text:tab/><text:tab/>events: {</text:p>
      <text:p text:style-name="P3"><text:s text:c="6"/><text:tab/><text:tab/><text:tab/>'onReady': onPlayerReady,</text:p>
      <text:p text:style-name="P3"><text:s text:c="6"/><text:tab/><text:tab/><text:tab/>'onStateChange': onPlayerStateChange</text:p>
      <text:p text:style-name="P3"><text:s text:c="4"/><text:tab/><text:tab/>},</text:p>
      <text:p text:style-name="P3"><text:s text:c="4"/><text:tab/><text:tab/>playerVars: {</text:p>
      <text:p text:style-name="P3"><text:s text:c="9"/><text:tab/>'showinfo' : 0,</text:p>
      <text:p text:style-name="P3"><text:s text:c="9"/><text:tab/>'autohide': 1</text:p>
      <text:p text:style-name="P3"><text:s text:c="4"/><text:tab/><text:tab/>}</text:p>
      <text:p text:style-name="P3"><text:s text:c="2"/><text:tab/>});</text:p>
      <text:p text:style-name="P3"/>
      <text:p text:style-name="P3"><text:tab/><text:span text:style-name="T3">Change</text:span></text:p>
      <text:p text:style-name="P5"/>
      <text:p text:style-name="P3"><text:span text:style-name="T2"><text:tab/></text:span>videoId: 'z-WG3biOXto', </text:p>
      <text:p text:style-name="Standard"/>
      <text:p text:style-name="Standard"><text:tab/>to the correct YouTube video id.</text:p>
      <text:p text:style-name="Standard"/>
      <text:p text:style-name="Standard"/>
      <text:list xml:id="list900086073" text:continue-numbering="true" text:style-name="L1">
        <text:list-item>
          <text:p text:style-name="P11">Slide In Points</text:p>
          <text:p text:style-name="P13">Edit the file 'data/SlideInPoints.xml' to change the inpoints of the slides. Make sure the inpoints are sequential and in the correct format e.g. '00:00:00.000', '00:00:05.500' etc... . If they are not then this will cause problems.</text:p>
        </text:list-item>
      </text:list>
      <text:p text:style-name="P4"/>
      <text:p text:style-name="P6"><text:tab/>It doesn't matter how many are there and at present the 'id' addtributes are not used and these do not need to be sequential</text:p>
      <text:p text:style-name="P4"/>
      <text:p text:style-name="P7"><text:tab/>The slide images should all be contained in the 'images' folder, these do not need to be named in any particular format.</text:p>
      <text:p text:style-name="P4"/>
      <text:list xml:id="list1702581977" text:continue-numbering="true" text:style-name="L1">
        <text:list-item>
          <text:p text:style-name="P11">Change Title</text:p>
          <text:p text:style-name="P13">In index.html edit lines 48 and 49 to change the title</text:p>
          <text:p text:style-name="P13"/>
        </text:list-item>
        <text:list-item>
          <text:p text:style-name="P11">Change Chapter Heading Titles and Chapter Precis Content</text:p>
          <text:p text:style-name="P13">In 'index.html' change the &lt;span&gt; content inside the divs with class attribute 'chapter-title' to change the .</text:p>
          <text:p text:style-name="P13"/>
          <text:p text:style-name="P13">Set the inpoint of the chapter in seconds inside the attribute 'onclick' i.e. onclick="goToChapter(764)"</text:p>
        </text:list-item>
      </text:list>
      <text:p text:style-name="P4"/>
      <text:p text:style-name="P7"><text:soft-page-break/><text:tab/>To change the precis content edit the HybridVideo.js file inside <text:s/>'function changePrecisContent(chapterNumber)' on line 518. The numbers in the switch statement should correspond to those in the (for example) 'onmouseover="changePrecisContent(2)"' in index.html.</text:p>
      <text:p text:style-name="P8"/>
      <text:list xml:id="list1174671693654849246" text:style-name="L3">
        <text:list-item>
          <text:list>
            <text:list-item>
              <text:list>
                <text:list-item>
                  <text:p text:style-name="P14">Full Transcript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The full transcript can be found in 'html/transcript.html'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To create this file you need to copy all the &lt;p&gt; tags from 'data/captions.xml', do a find and replace and paste them into this document.</text:p>
      <text:p text:style-name="P9"/>
      <text:p text:style-name="P9">Each span should have the attribute 'onclick="goToSentence(this)"'. Use find and replace to add this to each span.</text:p>
      <text:p text:style-name="P9"/>
      <text:p text:style-name="P9">You will need to add an id attribute to each span in the format 'id="lineID0001"' where there are 4 digits for the lineID number.</text:p>
      <text:p text:style-name="P9"/>
      <text:p text:style-name="P9">So each line should be in this format:</text:p>
      <text:p text:style-name="P9">&lt;span id="lineID0001" begin="00:00:03.436" end="00:00:05.748" onclick="goToSentence(this)"&gt;So, ladies and gentleman. Let’s take a seat.&lt;/span&gt;</text:p>
      <text:p text:style-name="P9">&lt;span id="lineID0002" begin="00:00:05.748" end="00:00:07.303" onclick="goToSentence(this)"&gt;We will be starting shortly.&lt;/span&gt;</text:p>
      <text:p text:style-name="P9">etc...</text:p>
      <text:p text:style-name="P9"/>
      <text:p text:style-name="P9">You can add your own html to break it into paragraphs and add headings, the important things is to keep the ids continuous and sequential.</text:p>
      <text:p text:style-name="P9"/>
      <text:list xml:id="list906453698" text:continue-numbering="true" text:style-name="L3">
        <text:list-item>
          <text:list>
            <text:list-item>
              <text:list>
                <text:list-item>
                  <text:p text:style-name="P15">Other</text:p>
                </text:list-item>
                <text:list-item>
                  <text:p text:style-name="P15">Other</text:p>
                  <text:p text:style-name="P1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ackson</meta:initial-creator>
    <meta:creation-date>2015-06-22T11:32:09</meta:creation-date>
    <dc:date>2015-06-22T15:32:30</dc:date>
    <dc:creator>Daniel Jackson</dc:creator>
    <meta:editing-duration>PT2H10M27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2" meta:paragraph-count="47" meta:word-count="445" meta:character-count="2964"/>
  </office:meta>
</office:document-meta>
</file>